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3.712cm" table:align="margins"/>
    </style:style>
    <style:style style:name="Table1.A" style:family="table-column">
      <style:table-column-properties style:column-width="6.856cm" style:rel-column-width="32767*"/>
    </style:style>
    <style:style style:name="Table1.B" style:family="table-column">
      <style:table-column-properties style:column-width="6.856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3.712cm" table:align="margins"/>
    </style:style>
    <style:style style:name="Table1.A" style:family="table-column">
      <style:table-column-properties style:column-width="6.856cm" style:rel-column-width="32767*"/>
    </style:style>
    <style:style style:name="Table1.B" style:family="table-column">
      <style:table-column-properties style:column-width="6.856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fo:language="en" fo:country="US" officeooo:rsid="000797f7" officeooo:paragraph-rsid="000797f7"/>
    </style:style>
    <style:style style:name="P3" style:family="paragraph" style:parent-style-name="Table_20_Contents">
      <style:text-properties fo:language="en" fo:country="US" officeooo:rsid="000797f7" officeooo:paragraph-rsid="000797f7"/>
    </style:style>
    <style:style style:name="P4" style:family="paragraph" style:parent-style-name="Frame_20_contents">
      <style:text-properties officeooo:paragraph-rsid="000797f7"/>
    </style:style>
    <style:style style:name="T1" style:family="text">
      <style:text-properties fo:language="en" fo:country="US" officeooo:rsid="000797f7"/>
    </style:style>
    <style:style style:name="gr1" style:family="graphic" style:parent-style-name="Frame">
      <style:graphic-properties draw:textarea-horizontal-align="justify" draw:textarea-vertical-align="middle" draw:auto-grow-height="false" fo:min-height="7.283cm" fo:min-width="13.7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svg:width="14.5cm" svg:height="8.071cm" svg:x="1.399cm" svg:y="1.388cm"><text:p text:style-name="P2">Before table</text:p><loext:table table:name="Table1" table:style-name="Table1"><loext:table-column table:style-name="Table1.A"/><loext:table-column table:style-name="Table1.B"/><loext:table-row><loext:table-cell table:style-name="Table1.A1" office:value-type="string"><text:p text:style-name="P3">A1</text:p></loext:table-cell><loext:table-cell table:style-name="Table1.B1" office:value-type="string"><text:p text:style-name="P3">B1</text:p></loext:table-cell></loext:table-row><loext:table-row><loext:table-cell table:style-name="Table1.A2" table:number-columns-spanned="2" office:value-type="string"><text:p text:style-name="P3">A2 (merged)</text:p></loext:table-cell><loext:covered-table-cell/></loext:table-row></loext:table><text:p text:style-name="P4"><text:span text:style-name="T1">After table.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Microsoft YaHei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Microsoft YaHei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7T20:29:42.366981049</meta:creation-date>
    <dc:date>2015-01-17T20:31:03.883185704</dc:date>
    <meta:editing-duration>PT1M22S</meta:editing-duration>
    <meta:editing-cycles>1</meta:editing-cycles>
    <meta:generator>LibreOfficeDev/4.5.0.0.alpha0$Linux_X86_64 LibreOffice_project/15db0307fe6429238be72612cccd4a1df5e1e97c</meta:generator>
    <meta:document-statistic meta:table-count="1" meta:image-count="0" meta:object-count="0" meta:page-count="1" meta:paragraph-count="5" meta:word-count="8" meta:character-count="39" meta:non-whitespace-character-count="36"/>
  </office:meta>
</office:document-meta>
</file>